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000000066D1F40A3F400075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094" officeooo:paragraph-rsid="00112094"/>
    </style:style>
    <style:style style:name="P2" style:family="paragraph" style:parent-style-name="Standard">
      <style:text-properties officeooo:rsid="0015233e" officeooo:paragraph-rsid="0015233e"/>
    </style:style>
    <style:style style:name="P3" style:family="paragraph" style:parent-style-name="Standard">
      <style:text-properties officeooo:paragraph-rsid="00112094"/>
    </style:style>
    <style:style style:name="P4" style:family="paragraph" style:parent-style-name="Standard">
      <style:text-properties style:text-underline-style="solid" style:text-underline-width="auto" style:text-underline-color="font-color" officeooo:rsid="00112094" officeooo:paragraph-rsid="00112094"/>
    </style:style>
    <style:style style:name="P5" style:family="paragraph" style:parent-style-name="Standard">
      <style:text-properties style:text-underline-style="solid" style:text-underline-width="auto" style:text-underline-color="font-color" officeooo:rsid="0015233e" officeooo:paragraph-rsid="0015233e"/>
    </style:style>
    <style:style style:name="P6" style:family="paragraph" style:parent-style-name="Standard">
      <style:text-properties officeooo:rsid="00168531" officeooo:paragraph-rsid="00168531"/>
    </style:style>
    <style:style style:name="T1" style:family="text">
      <style:text-properties officeooo:rsid="0015233e"/>
    </style:style>
    <style:style style:name="T2" style:family="text">
      <style:text-properties officeooo:rsid="001120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igmann Bastien<text:tab/><text:tab/><text:tab/><text:tab/><text:tab/><text:tab/><text:tab/><text:tab/><text:tab/><text:tab/> <text:s text:c="7"/>Gr. 15</text:p>
      <text:p text:style-name="P1">Guillaume Cailhe</text:p>
      <text:p text:style-name="P1">Thomas Duverney</text:p>
      <text:p text:style-name="P1">Mourad <text:span text:style-name="T1">Idchrife</text:span></text:p>
      <text:p text:style-name="P3"><text:span text:style-name="T2">Youssef </text:span>K<text:span text:style-name="T1">harbat</text:span></text:p>
      <text:p text:style-name="P4"/>
      <text:p text:style-name="P5">Mode d’emploi de myReadElf :</text:p>
      <text:p text:style-name="P2"/>
      <text:p text:style-name="P2">Pour compiler le fichier on dispose d’un Makefile, il suffit de taper « make », on dispose aussi d’une règle « make clean » pour supprimer les fichiers inutiles.</text:p>
      <text:p text:style-name="P2"/>
      <text:p text:style-name="P2">Lors de l’execution de la commande ./myReadElf il s’affiche la mode d’emploi qui suit :</text:p>
      <text:p text:style-name="P2"><draw:frame draw:style-name="fr1" draw:name="Image1" text:anchor-type="paragraph" svg:x="-1.762cm" svg:y="0.229cm" svg:width="20.13cm" svg:height="2.635cm" draw:z-index="0"><draw:image xlink:href="Pictures/10000000000003E000000066D1F40A3F400075C2.png" xlink:type="simple" xlink:show="embed" xlink:actuate="onLoad"/></draw:frame></text:p>
      <text:p text:style-name="P6">Chacune des options correspond à une étape de la phase 1 du projet, le fichier myReadElf regroupe toute cette ph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53:47.008647625</meta:creation-date>
    <dc:date>2017-01-09T09:15:05.478766633</dc:date>
    <meta:editing-duration>PT21M1S</meta:editing-duration>
    <meta:editing-cycles>6</meta:editing-cycles>
    <meta:generator>LibreOffice/5.1.4.2$Linux_X86_64 LibreOffice_project/10m0$Build-2</meta:generator>
    <meta:document-statistic meta:table-count="0" meta:image-count="1" meta:object-count="0" meta:page-count="1" meta:paragraph-count="9" meta:word-count="81" meta:character-count="492" meta:non-whitespace-character-count="403"/>
  </office:meta>
</office:document-meta>
</file>